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12a0" officeooo:paragraph-rsid="001412a0"/>
    </style:style>
    <style:style style:name="P2" style:family="paragraph" style:parent-style-name="Standard">
      <style:text-properties officeooo:rsid="001412a0" officeooo:paragraph-rsid="0015d775"/>
    </style:style>
    <style:style style:name="P3" style:family="paragraph" style:parent-style-name="Standard">
      <style:text-properties officeooo:rsid="0015d775" officeooo:paragraph-rsid="0015d775"/>
    </style:style>
    <style:style style:name="P4" style:family="paragraph" style:parent-style-name="Standard">
      <style:text-properties fo:font-weight="bold" officeooo:rsid="001412a0" officeooo:paragraph-rsid="001412a0" style:font-weight-asian="bold" style:font-weight-complex="bold"/>
    </style:style>
    <style:style style:name="P5" style:family="paragraph" style:parent-style-name="Standard">
      <style:text-properties fo:font-weight="bold" officeooo:rsid="0015d775" officeooo:paragraph-rsid="0015d775" style:font-weight-asian="bold" style:font-weight-complex="bold"/>
    </style:style>
    <style:style style:name="P6" style:family="paragraph" style:parent-style-name="Standard">
      <style:text-properties fo:font-weight="bold" officeooo:rsid="0017bcd5" officeooo:paragraph-rsid="0017bcd5" style:font-weight-asian="bold" style:font-weight-complex="bold"/>
    </style:style>
    <style:style style:name="P7" style:family="paragraph" style:parent-style-name="Standard">
      <style:text-properties fo:font-weight="normal" officeooo:rsid="0017bcd5" officeooo:paragraph-rsid="0017bcd5" style:font-weight-asian="normal" style:font-weight-complex="normal"/>
    </style:style>
    <style:style style:name="P8" style:family="paragraph" style:parent-style-name="Standard">
      <style:text-properties fo:font-size="26pt" fo:font-weight="bold" officeooo:rsid="001412a0" officeooo:paragraph-rsid="001412a0" style:font-size-asian="26pt" style:font-weight-asian="bold" style:font-size-complex="26pt" style:font-weight-complex="bold"/>
    </style:style>
    <style:style style:name="P9" style:family="paragraph" style:parent-style-name="Standard">
      <style:text-properties fo:font-size="24pt" fo:font-weight="bold" officeooo:rsid="0017bcd5" officeooo:paragraph-rsid="0017bcd5" style:font-size-asian="24pt" style:font-weight-asian="bold" style:font-size-complex="24pt" style:font-weight-complex="bold"/>
    </style:style>
    <style:style style:name="T1" style:family="text">
      <style:text-properties officeooo:rsid="0015d775"/>
    </style:style>
    <style:style style:name="T2" style:family="text">
      <style:text-properties officeooo:rsid="0017bcd5"/>
    </style:style>
    <style:style style:name="T3" style:family="text">
      <style:text-properties officeooo:rsid="001908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escription Of the Programs :</text:p>
      <text:p text:style-name="P1"/>
      <text:p text:style-name="P1"/>
      <text:p text:style-name="P1"/>
      <text:p text:style-name="P1"/>
      <text:p text:style-name="P1"/>
      <text:p text:style-name="P4">1. Assembly Program :</text:p>
      <text:p text:style-name="P1"/>
      <text:p text:style-name="P2">We know that arguments passed from the C programs are stored in the order RDI , RSI , RCX , RDX and the remaining are accessed from stacks using base pointers . Therefore , since our program was comprised of 4 arguments , we have used the initial four registers for the computation , and then printed the result based on <text:span text:style-name="T1">the condition , that if the number is greater than the other , then print 1 , otherwise 0 . We have made to write() system call and given them label print1 and print0 respectively . At last , to finish our execution , we have used the exit() system call of the 64 bit x86 system. <text:s/></text:span></text:p>
      <text:p text:style-name="P2"/>
      <text:p text:style-name="P5">2. C Program :</text:p>
      <text:p text:style-name="P3"/>
      <text:p text:style-name="P3">In our C program , inorder to call the ‘checkGreater’ function , we have provided the method signature as we will call this definition from our Assembly Program . Moreover , to pass arguments in the function , we have used the two long long local variables to check our result , if the number is greater than the other or not . <text:span text:style-name="T2">At last we have invoked the function and passed the control to our assembly program .</text:span></text:p>
      <text:p text:style-name="P3"/>
      <text:p text:style-name="P3"/>
      <text:p text:style-name="P3"/>
      <text:p text:style-name="P3"/>
      <text:p text:style-name="P3"/>
      <text:p text:style-name="P3"/>
      <text:p text:style-name="P9">Conclusion of Hypothesis :</text:p>
      <text:p text:style-name="P6"/>
      <text:p text:style-name="P7">In Our exploration, i have concluded that the Hypothesis was found to be correct , Their is only one Entry Point for a given program . Here in Our case when we try to compile and link Our C program with Assembly , gcc make sure to include the c libraries <text:span text:style-name="T3">which are pre-existing and these libraries have their _start function already present which is used to invoke the main method of the C program in the Assembly program , Therefore making another _start function in the Assembly throws error since we have defined multiple definitions of the _start , one is pre-existing , and one explicitly used in our Assembly . Hence , we conlcude that their can’t be multiple entry points for a given program .</text:span>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9T21:40:57.631360683</meta:creation-date>
    <dc:date>2020-09-19T22:29:57.891425625</dc:date>
    <meta:editing-duration>PT6M59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1" meta:paragraph-count="7" meta:word-count="342" meta:character-count="1805" meta:non-whitespace-character-count="1468"/>
  </office:meta>
</office:document-meta>
</file>